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Raleway" fo:language="cs" fo:country="CZ" officeooo:rsid="0006aaff" officeooo:paragraph-rsid="00109cab"/>
    </style:style>
    <style:style style:name="P2" style:family="paragraph" style:parent-style-name="Standard" style:master-page-name="Standard">
      <style:paragraph-properties fo:text-align="end" style:justify-single-word="false" style:page-number="auto"/>
      <style:text-properties fo:language="cs" fo:country="CZ" officeooo:rsid="000bac6e" officeooo:paragraph-rsid="00109ca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160192" officeooo:paragraph-rsid="001cbebb"/>
    </style:style>
    <style:style style:name="P5" style:family="paragraph" style:parent-style-name="Text_20_body" style:list-style-name="L1">
      <style:text-properties officeooo:rsid="00160192" officeooo:paragraph-rsid="00160192"/>
    </style:style>
    <style:style style:name="P6" style:family="paragraph" style:parent-style-name="Text_20_body" style:list-style-name="L1">
      <style:text-properties officeooo:rsid="001cbebb" officeooo:paragraph-rsid="001cbebb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officeooo:paragraph-rsid="00266857"/>
    </style:style>
    <style:style style:name="P11" style:family="paragraph" style:parent-style-name="Text_20_body" style:list-style-name="L4">
      <style:text-properties fo:language="cs" fo:country="CZ" officeooo:rsid="002150f0" officeooo:paragraph-rsid="00109cab"/>
    </style:style>
    <style:style style:name="P12" style:family="paragraph" style:parent-style-name="Text_20_body" style:list-style-name="L4">
      <style:text-properties fo:language="cs" fo:country="CZ" officeooo:rsid="00160192" officeooo:paragraph-rsid="00160192"/>
    </style:style>
    <style:style style:name="P13" style:family="paragraph" style:parent-style-name="Text_20_body" style:list-style-name="L4">
      <style:text-properties fo:language="cs" fo:country="CZ" officeooo:rsid="00160192" officeooo:paragraph-rsid="002b6bf2"/>
    </style:style>
    <style:style style:name="P14" style:family="paragraph" style:parent-style-name="Text_20_body" style:list-style-name="L4">
      <style:text-properties officeooo:rsid="00295ba5" officeooo:paragraph-rsid="00295ba5"/>
    </style:style>
    <style:style style:name="P15" style:family="paragraph" style:parent-style-name="Text_20_body" style:list-style-name="L4">
      <style:text-properties officeooo:rsid="002b51d8" officeooo:paragraph-rsid="002b51d8"/>
    </style:style>
    <style:style style:name="P16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06aaff" officeooo:paragraph-rsid="00109cab"/>
    </style:style>
    <style:style style:name="P17" style:family="paragraph" style:parent-style-name="Text_20_body" style:list-style-name="L3">
      <style:paragraph-properties fo:margin-top="0cm" fo:margin-bottom="0.046cm" loext:contextual-spacing="false"/>
      <style:text-properties style:font-name="Raleway" fo:language="cs" fo:country="CZ" officeooo:rsid="0006aaff" officeooo:paragraph-rsid="00109cab"/>
    </style:style>
    <style:style style:name="P18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1cbebb" officeooo:paragraph-rsid="001cbebb"/>
    </style:style>
    <style:style style:name="P19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1e2eb5" officeooo:paragraph-rsid="001e2eb5"/>
    </style:style>
    <style:style style:name="P20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1a1a17" officeooo:paragraph-rsid="001a1a17"/>
    </style:style>
    <style:style style:name="P21" style:family="paragraph" style:parent-style-name="Text_20_body" style:list-style-name="L3">
      <style:paragraph-properties fo:margin-top="0cm" fo:margin-bottom="0.046cm" loext:contextual-spacing="false"/>
      <style:text-properties style:font-name="Raleway" fo:language="cs" fo:country="CZ" officeooo:rsid="001f35fb" officeooo:paragraph-rsid="001f35fb"/>
    </style:style>
    <style:style style:name="P22" style:family="paragraph" style:parent-style-name="Text_20_body" style:list-style-name="L3">
      <style:paragraph-properties fo:margin-top="0cm" fo:margin-bottom="0.046cm" loext:contextual-spacing="false"/>
      <style:text-properties style:font-name="Raleway" fo:language="cs" fo:country="CZ" officeooo:rsid="00203530" officeooo:paragraph-rsid="00203530"/>
    </style:style>
    <style:style style:name="P23" style:family="paragraph" style:parent-style-name="Text_20_body" style:list-style-name="L3">
      <style:paragraph-properties fo:margin-top="0cm" fo:margin-bottom="0.046cm" loext:contextual-spacing="false"/>
      <style:text-properties style:font-name="Raleway" fo:language="cs" fo:country="CZ" officeooo:rsid="00203530" officeooo:paragraph-rsid="002d7041"/>
    </style:style>
    <style:style style:name="P24" style:family="paragraph" style:parent-style-name="Text_20_body" style:list-style-name="L3">
      <style:paragraph-properties fo:margin-top="0cm" fo:margin-bottom="0.046cm" loext:contextual-spacing="false"/>
      <style:text-properties style:font-name="Raleway" fo:language="cs" fo:country="CZ" officeooo:rsid="00213520" officeooo:paragraph-rsid="00213520"/>
    </style:style>
    <style:style style:name="P25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22a3dc" officeooo:paragraph-rsid="0022a3dc"/>
    </style:style>
    <style:style style:name="P26" style:family="paragraph" style:parent-style-name="Heading_20_1">
      <style:text-properties style:font-name="Raleway" fo:language="cs" fo:country="CZ" officeooo:rsid="0006aaff" officeooo:paragraph-rsid="00109cab"/>
    </style:style>
    <style:style style:name="P27" style:family="paragraph" style:parent-style-name="Heading_20_2">
      <style:text-properties style:font-name="Raleway" fo:language="cs" fo:country="CZ" officeooo:rsid="0006aaff" officeooo:paragraph-rsid="00109cab"/>
    </style:style>
    <style:style style:name="T1" style:family="text">
      <style:text-properties officeooo:rsid="00076e43"/>
    </style:style>
    <style:style style:name="T2" style:family="text">
      <style:text-properties officeooo:rsid="000dffff"/>
    </style:style>
    <style:style style:name="T3" style:family="text">
      <style:text-properties officeooo:rsid="0019e045"/>
    </style:style>
    <style:style style:name="T4" style:family="text">
      <style:text-properties officeooo:rsid="0019f1ed"/>
    </style:style>
    <style:style style:name="T5" style:family="text">
      <style:text-properties officeooo:rsid="001a1a17"/>
    </style:style>
    <style:style style:name="T6" style:family="text">
      <style:text-properties officeooo:rsid="001cbebb"/>
    </style:style>
    <style:style style:name="T7" style:family="text">
      <style:text-properties officeooo:rsid="001e2eb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1a17" style:font-weight-asian="bold" style:font-weight-complex="bold"/>
    </style:style>
    <style:style style:name="T10" style:family="text">
      <style:text-properties officeooo:rsid="001f35fb"/>
    </style:style>
    <style:style style:name="T11" style:family="text">
      <style:text-properties officeooo:rsid="00203530"/>
    </style:style>
    <style:style style:name="T12" style:family="text">
      <style:text-properties officeooo:rsid="0022a3dc"/>
    </style:style>
    <style:style style:name="T13" style:family="text">
      <style:text-properties fo:language="cs" fo:country="CZ"/>
    </style:style>
    <style:style style:name="T14" style:family="text">
      <style:text-properties fo:language="cs" fo:country="CZ" officeooo:rsid="0016019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47142"/>
    </style:style>
    <style:style style:name="T17" style:family="text">
      <style:text-properties officeooo:rsid="0026f846"/>
    </style:style>
    <style:style style:name="T18" style:family="text">
      <style:text-properties officeooo:rsid="0027bed5"/>
    </style:style>
    <style:style style:name="T19" style:family="text">
      <style:text-properties officeooo:rsid="002b6bf2"/>
    </style:style>
    <style:style style:name="T20" style:family="text">
      <style:text-properties officeooo:rsid="002d70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kub Rádl <text:span text:style-name="T3">2</text:span>.A</text:p>
      <text:h text:style-name="P26" text:outline-level="1"><text:span text:style-name="T4">Moliére: Lakomec</text:span> – Rozbor díla</text:h>
      <text:p text:style-name="P1">(překlad – <text:s/><text:span text:style-name="T4">Jaroslav Vrchlický</text:span>)</text:p>
      <text:h text:style-name="P27" text:outline-level="2">I. Část</text:h>
      <text:list xml:id="list3783064031" text:style-name="L1">
        <text:list-item>
          <text:p text:style-name="P3">literární druh a žánr: <text:span text:style-name="T5">drama, komedie</text:span></text:p>
        </text:list-item>
        <text:list-item>
          <text:p text:style-name="P3">téma a motiv: </text:p>
          <text:list>
            <text:list-item>
              <text:p text:style-name="P3"><text:span text:style-name="T2">hlavní </text:span>téma: <text:span text:style-name="T5">Lakomost a láska, kritika touhy po penězích</text:span></text:p>
            </text:list-item>
            <text:list-item>
              <text:p text:style-name="P3">motivy v díle: <text:span text:style-name="T5">láska, svatba, truhla s penězi, lakota, lichva, podezíravost</text:span></text:p>
            </text:list-item>
          </text:list>
        </text:list-item>
        <text:list-item>
          <text:p text:style-name="P4">časoprostor: <text:span text:style-name="T6">17. století (1602), Francie, Paříž, v domě Harpagonově</text:span></text:p>
        </text:list-item>
        <text:list-item>
          <text:p text:style-name="P3">zasazení výňatku do kontextu díla: </text:p>
          <text:list>
            <text:list-item>
              <text:p text:style-name="P3">časoprostor: <text:span text:style-name="T5">konec díla, jednání čtvrté, výstup 6, 7</text:span></text:p>
            </text:list-item>
            <text:list-item>
              <text:p text:style-name="P3">obsah: <text:span text:style-name="T6">sluha oznamuje Kleantovi, že ukradl Harpagonovi jeho pokladnu, v druhé části Harpagon zjistí, že o truhlu přišel a velmi emocionálně na to reaguje</text:span></text:p>
            </text:list-item>
          </text:list>
        </text:list-item>
        <text:list-item>
          <text:p text:style-name="P3">kompoziční výstavba:</text:p>
          <text:list>
            <text:list-item>
              <text:p text:style-name="P3">využita kompozice: <text:span text:style-name="T6">chronologická, retrospektivní při odhalení Anselmovy rodiny</text:span></text:p>
            </text:list-item>
            <text:list-item>
              <text:p text:style-name="P3">hra je rozdělena <text:span text:style-name="T6">na 5 jednání (dějství), která jsou dále členěna na výstupy</text:span></text:p>
            </text:list-item>
            <text:list-item>
              <text:p text:style-name="P5">dodržuje <text:span text:style-name="T6">Aristotelovu</text:span> jednotu místa času a děje</text:p>
            </text:list-item>
            <text:list-item>
              <text:p text:style-name="P6">dodržuje antické dělení: expozice, kolize, krize, peripetie, závěr (není katastrofa)</text:p>
            </text:list-item>
          </text:list>
        </text:list-item>
      </text:list>
      <text:h text:style-name="P27" text:outline-level="2">II. Část</text:h>
      <text:list xml:id="list3270929489" text:style-name="L2">
        <text:list-item>
          <text:p text:style-name="P16">vypravěč / lyrický subjekt: <text:span text:style-name="T1">v díle není vypravěč (pouze scénické poznámky)</text:span></text:p>
        </text:list-item>
        <text:list-item>
          <text:p text:style-name="P16">vyprávěcí způsoby: </text:p>
          <text:list>
            <text:list-item>
              <text:p text:style-name="P18"><text:span text:style-name="T7">repliky – </text:span>přímá řeč – <text:span text:style-name="T7">ich forma</text:span></text:p>
            </text:list-item>
            <text:list-item>
              <text:p text:style-name="P19">scénické poznámky – er forma</text:p>
            </text:list-item>
          </text:list>
        </text:list-item>
        <text:list-item>
          <text:p text:style-name="P16">typy promluv:</text:p>
          <text:list>
            <text:list-item>
              <text:p text:style-name="P20">dialog – <text:span text:style-name="T12">přímá řeč</text:span></text:p>
            </text:list-item>
            <text:list-item>
              <text:p text:style-name="P25">myšlení bokem – nepřímá řeč</text:p>
            </text:list-item>
          </text:list>
        </text:list-item>
        <text:list-item>
          <text:p text:style-name="P16">veršová výstavba: </text:p>
          <text:list>
            <text:list-item>
              <text:p text:style-name="P19">psáno prózou</text:p>
            </text:list-item>
          </text:list>
        </text:list-item>
        <text:list-item>
          <text:p text:style-name="P16">postavy: </text:p>
          <text:list>
            <text:list-item>
              <text:p text:style-name="P7"><text:span text:style-name="T8">H</text:span><text:span text:style-name="T9">arpagon</text:span><text:span text:style-name="T5"> – </text:span>otec Kleanta a Elisy, zamilovaný do Mariany <text:span text:style-name="T7">(do jejího věna)</text:span>, <text:span text:style-name="T7">lakomý vdovec, lichvář, sebestředný, udělá cokoli pro peníze i když je nepotřebuje, nereaguje na přání své rodiny, nevyužívá svých peněz, jen šetří</text:span></text:p>
            </text:list-item>
            <text:list-item>
              <text:p text:style-name="P7"><text:span text:style-name="T8">K</text:span><text:span text:style-name="T9">leant</text:span><text:span text:style-name="T5"> –</text:span> <text:span text:style-name="T7">Harpagonova</text:span> syn, milenec Mariany, <text:span text:style-name="T7">mladý, nemá rád otce, chytrý, poctivý, nejsou pro něj důležité peníze, ale láska</text:span></text:p>
            </text:list-item>
            <text:list-item>
              <text:p text:style-name="P7"><text:span text:style-name="T9">Elisa</text:span><text:span text:style-name="T5"> –</text:span> <text:span text:style-name="T7">Harpagonova</text:span> dcera, milenka Valerova, <text:span text:style-name="T7">poslušná, nejistá, ale věrná Valerovi</text:span></text:p>
            </text:list-item>
            <text:list-item>
              <text:p text:style-name="P7"><text:soft-page-break/><text:span text:style-name="T9">Valer</text:span><text:span text:style-name="T5"> –</text:span> syn Anselmův a milenec Elisy, <text:s/><text:span text:style-name="T10">chytrý, vypočítavý, snaží se si získat Harpagona, zaměstnán Harpagonem jako správce kvůli Elise (kterou zachránil před utopením)</text:span></text:p>
            </text:list-item>
            <text:list-item>
              <text:p text:style-name="P7"><text:span text:style-name="T8">M</text:span><text:span text:style-name="T9">ariana</text:span><text:span text:style-name="T5"> –</text:span> milenka Kleantova a milována Harpagonem, <text:span text:style-name="T7">dcera Anselmova, krásná, poslušná, stará se o svou matku</text:span></text:p>
            </text:list-item>
            <text:list-item>
              <text:p text:style-name="P7"><text:span text:style-name="T8">A</text:span><text:span text:style-name="T9">nselm</text:span><text:span text:style-name="T5"> –</text:span> otec Mariany a Valera</text:p>
            </text:list-item>
            <text:list-item>
              <text:p text:style-name="P7"><text:span text:style-name="T8">F</text:span><text:span text:style-name="T9">orsina</text:span><text:span text:style-name="T5"> –</text:span> „<text:span text:style-name="T10">dohazovačka“</text:span>, <text:span text:style-name="T10">snažila se získat od Harpagona peníze (za provedení sňatku)</text:span></text:p>
            </text:list-item>
            <text:list-item>
              <text:p text:style-name="P7"><text:span text:style-name="T8">S</text:span><text:span text:style-name="T9">imon</text:span><text:span text:style-name="T5"> –</text:span> lichvář</text:p>
            </text:list-item>
            <text:list-item>
              <text:p text:style-name="P7"><text:span text:style-name="T9">Jakub</text:span><text:span text:style-name="T5"> –</text:span> kuchař a kočí Harpagonův</text:p>
            </text:list-item>
            <text:list-item>
              <text:p text:style-name="P7"><text:span text:style-name="T8">L</text:span><text:span text:style-name="T9">a</text:span><text:span text:style-name="T8"> </text:span><text:span text:style-name="T9">Fl</text:span><text:span text:style-name="T8">è</text:span><text:span text:style-name="T9">che</text:span><text:span text:style-name="T5"> –</text:span> sluha Kleantův, <text:span text:style-name="T10">(Čipera, Štika, [la fleš]), snaží se pomoct</text:span></text:p>
            </text:list-item>
            <text:list-item>
              <text:p text:style-name="P7"><text:span text:style-name="T5">paní</text:span> <text:span text:style-name="T8">C</text:span><text:span text:style-name="T9">laude</text:span><text:span text:style-name="T5"> –</text:span> služka Harpagonova</text:p>
            </text:list-item>
            <text:list-item>
              <text:p text:style-name="P7"><text:span text:style-name="T8">B</text:span><text:span text:style-name="T9">rinadavoine</text:span> a <text:span text:style-name="T8">L</text:span><text:span text:style-name="T9">a</text:span><text:span text:style-name="T8"> M</text:span><text:span text:style-name="T9">erluche</text:span><text:span text:style-name="T5"> –</text:span> sluhové Harpagona </text:p>
            </text:list-item>
            <text:list-item>
              <text:p text:style-name="P7"><text:span text:style-name="T5">Policejní </text:span><text:span text:style-name="T9">komisař</text:span> a jeho <text:span text:style-name="T9">písař</text:span></text:p>
            </text:list-item>
          </text:list>
        </text:list-item>
      </text:list>
      <text:h text:style-name="Heading_20_2" text:outline-level="2">III. Část</text:h>
      <text:list xml:id="list2417959134" text:style-name="L3">
        <text:list-item>
          <text:p text:style-name="P8">jazykové prostředky a jejich funkce ve výňatku: </text:p>
        </text:list-item>
        <text:list-item>
          <text:p text:style-name="P17">tropy a figury ve výňatku:</text:p>
          <text:list>
            <text:list-item>
              <text:p text:style-name="P21">scénické poznámky, nadpisy výstupů</text:p>
            </text:list-item>
            <text:list-item>
              <text:p text:style-name="P21">1. část</text:p>
              <text:list>
                <text:list-item>
                  <text:p text:style-name="P21">opakované otázky</text:p>
                </text:list-item>
                <text:list-item>
                  <text:p text:style-name="P21">nespisovné výrazy („vyfouk“)</text:p>
                </text:list-item>
                <text:list-item>
                  <text:p text:style-name="P21">zvolání </text:p>
                </text:list-item>
              </text:list>
            </text:list-item>
            <text:list-item>
              <text:p text:style-name="P21">2. část</text:p>
              <text:list>
                <text:list-item>
                  <text:p text:style-name="P21">expresivní, projevuje mnoho emocí (krátké věty, vykřičníky, otazníky)</text:p>
                </text:list-item>
                <text:list-item>
                  <text:p text:style-name="P22">mnoho zvolání (velmi krátké jednoduché věty, větné ekvivalenty)</text:p>
                </text:list-item>
                <text:list-item>
                  <text:p text:style-name="P21">archaismy <text:span text:style-name="T11">(„komisař“, „dráb“, „tumpachový“)</text:span></text:p>
                </text:list-item>
                <text:list-item>
                  <text:p text:style-name="P22">řecnické otázky („Kdo to mohl být?“, „Kam se propad?“)</text:p>
                </text:list-item>
                <text:list-item>
                  <text:p text:style-name="P24">hyperbola („<text:span text:style-name="T20">Zabili mě! Podřezali mě!</text:span>“)</text:p>
                </text:list-item>
                <text:list-item>
                  <text:p text:style-name="P23">anafora („<text:span text:style-name="T20">Chyťte zloděje! Chyťte vraha!“</text:span>)</text:p>
                </text:list-item>
                <text:list-item>
                  <text:p text:style-name="P22">epizeuxis („<text:span text:style-name="T20">Chyťte zloděje! Chyťte zloděje!“</text:span>)</text:p>
                </text:list-item>
              </text:list>
            </text:list-item>
          </text:list>
        </text:list-item>
      </text:list>
      <text:h text:style-name="Heading_20_2" text:outline-level="2">IV. Část</text:h>
      <text:list xml:id="list2916379580" text:style-name="L4">
        <text:list-item>
          <text:p text:style-name="P11">Literárně historický kontext:</text:p>
          <text:list>
            <text:list-item>
              <text:p text:style-name="P10"><text:span text:style-name="T14">Autor:</text:span><text:span text:style-name="T13"> </text:span>Jean-Baptiste Poquelin „<text:span text:style-name="T15">Molière</text:span><text:span text:style-name="T16">“</text:span></text:p>
              <text:list>
                <text:list-item>
                  <text:p text:style-name="P14">herec, spisovatel, dramatik</text:p>
                </text:list-item>
                <text:list-item>
                  <text:p text:style-name="P14">vedl kočovný spolek</text:p>
                </text:list-item>
                <text:list-item>
                  <text:p text:style-name="P14"><text:soft-page-break/>psal nižší žánry</text:p>
                </text:list-item>
                <text:list-item>
                  <text:p text:style-name="P15">kritizoval mravy a společnost (šlechtu, církev, morálku)</text:p>
                </text:list-item>
              </text:list>
            </text:list-item>
            <text:list-item>
              <text:p text:style-name="P12">Období: <text:span text:style-name="T17">Klasicismus, Francie</text:span></text:p>
            </text:list-item>
            <text:list-item>
              <text:p text:style-name="P9">Další autorova díla: Měšťák šlechticem, Zdravý nemocný, Tartuffe</text:p>
            </text:list-item>
            <text:list-item>
              <text:p text:style-name="P13">Další významní autoři tohoto období: </text:p>
              <text:list>
                <text:list-item>
                  <text:p text:style-name="P13"><text:span text:style-name="T19">Fr: Pierre Corneille, Jean Racine, Jean de la Fontaine</text:span></text:p>
                </text:list-item>
                <text:list-item>
                  <text:p text:style-name="P13"><text:span text:style-name="T19">It: Carlo Goldoni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style:font-name="Raleway" fo:font-family="Raleway" style:font-family-generic="swiss" style:font-pitch="variable" fo:language="cs" fo:country="CZ" officeooo:rsid="0006aaf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Raleway" fo:font-family="Raleway" style:font-family-generic="swiss" style:font-pitch="variable" fo:font-size="115%" fo:language="cs" fo:country="CZ" fo:font-weight="bold" officeooo:rsid="0006aaff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Book Antiqua" fo:font-family="'Book Antiqua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78cm" fo:margin-bottom="1.778cm" fo:margin-left="2.032cm" fo:margin-right="2.03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778cm" fo:margin-bottom="1.7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_32__20_sloupce" style:display-name="2 sloupc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7T12:02:00</meta:creation-date>
    <meta:editing-duration>PT1H4M21S</meta:editing-duration>
    <meta:editing-cycles>15</meta:editing-cycles>
    <meta:generator>LibreOffice/6.0.4.2$Windows_X86_64 LibreOffice_project/9b0d9b32d5dcda91d2f1a96dc04c645c450872bf</meta:generator>
    <dc:date>2018-11-22T21:35:05.181000000</dc:date>
    <dc:title>Lakomec</dc:title>
    <meta:initial-creator>Moliere</meta:initial-creator>
    <meta:document-statistic meta:table-count="0" meta:image-count="0" meta:object-count="0" meta:page-count="3" meta:paragraph-count="69" meta:word-count="500" meta:character-count="3164" meta:non-whitespace-character-count="2765"/>
  </office:meta>
</office:document-meta>
</file>